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opacity="0%" draw:textarea-horizontal-align="center" draw:textarea-vertical-align="middle" draw:shadow-opacity="0%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05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Console'" style:font-family-generic="modern" style:font-pitch="fixed" fo:font-size="12pt" style:font-size-asian="12pt" style:font-size-complex="12pt"/>
    </style:style>
    <style:style style:name="P3" style:family="paragraph">
      <style:text-properties fo:font-family="'Lucida Console'" style:font-family-generic="modern" style:font-pitch="fixed" fo:font-size="10pt" style:font-size-asian="10pt" style:font-size-complex="10pt"/>
    </style:style>
    <style:style style:name="P4" style:family="paragraph">
      <style:paragraph-properties fo:text-align="center"/>
      <style:text-properties fo:font-family="'Lucida Console'" style:font-family-generic="modern" style:font-pitch="fixed" fo:font-size="8pt" style:font-size-asian="8pt" style:font-size-complex="8pt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'Lucida Console'" style:font-family-generic="modern" style:font-pitch="fixed" fo:font-size="12pt" style:font-size-asian="12pt" style:font-size-complex="12pt"/>
    </style:style>
    <style:style style:name="T2" style:family="text">
      <style:text-properties fo:font-family="'Lucida Console'" style:font-family-generic="modern" style:font-pitch="fixed" fo:font-size="10pt" style:font-size-asian="10pt" style:font-size-complex="10pt"/>
    </style:style>
    <style:style style:name="T3" style:family="text">
      <style:text-properties fo:font-family="'Lucida Console'" style:font-family-generic="modern" style:font-pitch="fixed" fo:font-size="8pt" style:font-size-asian="8pt" style:font-size-complex="8pt"/>
    </style:style>
    <style:style style:name="T4" style:family="text">
      <style:text-properties fo:font-family="Arial" style:font-family-generic="swiss" style:font-pitch="variable" fo:font-size="10pt" style:font-size-asian="10pt" style:font-size-complex="10pt"/>
    </style:style>
    <style:style style:name="T5" style:family="text">
      <style:text-properties fo:font-family="Arial" style:font-family-generic="swiss" style:font-pitch="variable" fo:font-size="10pt" style:font-family-asian="Garamond" style:font-style-name-asian="Standard" style:font-family-generic-asian="roman" style:font-size-asian="10pt" style:font-family-complex="Garamond" style:font-style-name-complex="Standard" style:font-family-generic-complex="roman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6.305cm" svg:height="18.465cm" svg:x="1.85cm" svg:y="1.695cm">
            <text:p/>
          </draw:rect>
          <draw:g>
            <draw:rect draw:style-name="gr2" draw:text-style-name="P2" xml:id="id2" draw:id="id2" draw:layer="layout" svg:width="4.43cm" svg:height="1.155cm" svg:x="15.648cm" svg:y="8.702cm">
              <text:p text:style-name="P1"><text:span text:style-name="T1">AbstractTracer</text:span></text:p>
            </draw:rect>
            <draw:rect draw:style-name="gr2" draw:text-style-name="P2" xml:id="id1" draw:id="id1" draw:layer="layout" svg:width="4.43cm" svg:height="1.155cm" svg:x="7.808cm" svg:y="8.702cm">
              <text:p text:style-name="P1"><text:span text:style-name="T1">TracerFactory</text:span></text:p>
            </draw:rect>
            <draw:connector draw:style-name="gr3" draw:text-style-name="P1" draw:layer="layout" draw:type="lines" svg:x1="12.238cm" svg:y1="9.279cm" svg:x2="15.648cm" svg:y2="9.279cm" draw:start-shape="id1" draw:start-glue-point="1" draw:end-shape="id2" draw:end-glue-point="3" svg:d="m12238 9279h501 2408 501">
              <text:p/>
            </draw:connector>
            <draw:frame draw:style-name="gr4" draw:text-style-name="P3" draw:layer="layout" svg:width="2.195cm" svg:height="0.602cm" svg:x="12.768cm" svg:y="8.732cm">
              <draw:text-box>
                <text:p><text:span text:style-name="T2">provides</text:span></text:p>
              </draw:text-box>
            </draw:frame>
            <draw:rect draw:style-name="gr2" draw:text-style-name="P2" xml:id="id11" draw:id="id11" draw:layer="layout" svg:width="4.43cm" svg:height="1.155cm" svg:x="20.495cm" svg:y="11.805cm">
              <text:p text:style-name="P1"><text:span text:style-name="T1">FileTracer</text:span></text:p>
            </draw:rect>
            <draw:rect draw:style-name="gr2" draw:text-style-name="P2" xml:id="id3" draw:id="id3" draw:layer="layout" svg:width="4.829cm" svg:height="1.155cm" svg:x="13.436cm" svg:y="11.806cm">
              <text:p text:style-name="P1"><text:span text:style-name="T1">DebugLogTee</text:span></text:p>
            </draw:rect>
            <draw:rect draw:style-name="gr2" draw:text-style-name="P2" xml:id="id12" draw:id="id12" draw:layer="layout" svg:width="4.43cm" svg:height="1.155cm" svg:x="5.188cm" svg:y="11.807cm">
              <text:p text:style-name="P1"><text:span text:style-name="T1">NullTracer</text:span></text:p>
            </draw:rect>
            <draw:rect draw:style-name="gr2" draw:text-style-name="P2" xml:id="id15" draw:id="id15" draw:layer="layout" svg:width="4.43cm" svg:height="1.155cm" svg:x="32.988cm" svg:y="11.806cm">
              <text:p text:style-name="P1"><text:span text:style-name="T1">NetTracer</text:span></text:p>
            </draw:rect>
            <draw:connector draw:style-name="gr5" draw:text-style-name="P1" draw:layer="layout" svg:x1="15.85cm" svg:y1="11.806cm" svg:x2="17.863cm" svg:y2="9.857cm" draw:start-shape="id3" draw:start-glue-point="0" draw:end-shape="id2" draw:end-glue-point="2" svg:d="m15850 11806v-974h2013v-975">
              <text:p/>
            </draw:connector>
            <draw:rect draw:style-name="gr2" draw:text-style-name="P2" xml:id="id4" draw:id="id4" draw:layer="layout" svg:width="5.882cm" svg:height="1.155cm" svg:x="12.909cm" svg:y="14.694cm">
              <text:p text:style-name="P1"><text:span text:style-name="T1">FileTracerLogTee</text:span></text:p>
            </draw:rect>
            <draw:connector draw:style-name="gr6" draw:text-style-name="P1" draw:layer="layout" svg:x1="15.85cm" svg:y1="14.694cm" svg:x2="15.85cm" svg:y2="12.961cm" draw:start-shape="id4" draw:start-glue-point="0" draw:end-shape="id3" draw:end-glue-point="2" svg:d="m15850 14694v-1733">
              <text:p/>
            </draw:connector>
            <draw:rect draw:style-name="gr2" draw:text-style-name="P2" xml:id="id5" draw:id="id5" draw:layer="layout" svg:width="5.882cm" svg:height="1.155cm" svg:x="12.909cm" svg:y="17.095cm">
              <text:p text:style-name="P1"><text:span text:style-name="T1">FileTracerLog4jTee</text:span></text:p>
            </draw:rect>
            <draw:connector draw:style-name="gr6" draw:text-style-name="P1" draw:layer="layout" svg:x1="15.85cm" svg:y1="17.095cm" svg:x2="15.85cm" svg:y2="15.849cm" draw:start-shape="id5" draw:start-glue-point="0" draw:end-shape="id4" draw:end-glue-point="2" svg:d="m15850 17095v-1246">
              <text:p/>
            </draw:connector>
            <draw:rect draw:style-name="gr2" draw:text-style-name="P2" xml:id="id6" draw:id="id6" draw:layer="layout" svg:width="4.81cm" svg:height="1.155cm" svg:x="21.838cm" svg:y="8.702cm">
              <text:p text:style-name="P1"><text:span text:style-name="T1">AbstractThreadMap</text:span></text:p>
            </draw:rect>
            <draw:rect draw:style-name="gr2" draw:text-style-name="P2" xml:id="id7" draw:id="id7" draw:layer="layout" svg:width="4.43cm" svg:height="1.155cm" svg:x="28.823cm" svg:y="8.702cm">
              <text:p text:style-name="P1"><text:span text:style-name="T1">TracingContext</text:span></text:p>
            </draw:rect>
            <draw:connector draw:style-name="gr5" draw:text-style-name="P1" draw:layer="layout" svg:x1="20.078cm" svg:y1="9.279cm" svg:x2="21.838cm" svg:y2="9.279cm" draw:start-shape="id2" draw:start-glue-point="1" draw:end-shape="id6" svg:d="m20078 9279h1760">
              <text:p/>
            </draw:connector>
            <draw:custom-shape draw:style-name="gr7" draw:text-style-name="P1" draw:layer="layout" svg:width="0.595cm" svg:height="0.24cm" svg:x="20.068cm" svg:y="9.15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4" draw:text-style-name="P3" draw:layer="layout" svg:width="1.349cm" svg:height="0.602cm" svg:x="27.123cm" svg:y="9.32cm">
              <draw:text-box>
                <text:p><text:span text:style-name="T2">maps</text:span></text:p>
              </draw:text-box>
            </draw:frame>
            <draw:frame draw:style-name="gr4" draw:text-style-name="P3" draw:layer="layout" svg:width="0.714cm" svg:height="0.602cm" svg:x="28.273cm" svg:y="8.699cm">
              <draw:text-box>
                <text:p><text:span text:style-name="T2">n</text:span></text:p>
              </draw:text-box>
            </draw:frame>
            <draw:rect draw:style-name="gr2" draw:text-style-name="P2" xml:id="id8" draw:id="id8" draw:layer="layout" svg:width="4.43cm" svg:height="1.155cm" svg:x="28.823cm" svg:y="6.1cm">
              <text:p text:style-name="P1"><text:span text:style-name="T1">Deque&lt;</text:span><text:span text:style-name="T2">TraceMethod</text:span><text:span text:style-name="T1">&gt;</text:span></text:p>
            </draw:rect>
            <draw:connector draw:style-name="gr5" draw:text-style-name="P1" draw:layer="layout" svg:x1="31.038cm" svg:y1="8.702cm" svg:x2="31.038cm" svg:y2="7.255cm" draw:start-shape="id7" draw:start-glue-point="0" draw:end-shape="id8" draw:end-glue-point="2" svg:d="m31038 8702v-1447">
              <text:p/>
            </draw:connector>
            <draw:custom-shape draw:style-name="gr7" draw:text-style-name="P1" draw:layer="layout" svg:width="0.595cm" svg:height="0.24cm" draw:transform="rotate (1.5707963267946) translate (30.918cm 8.683cm)">
              <text:p/>
    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4" draw:text-style-name="P3" draw:layer="layout" svg:width="0.714cm" svg:height="0.602cm" svg:x="30.908cm" svg:y="7.282cm">
              <draw:text-box>
                <text:p><text:span text:style-name="T2">1</text:span></text:p>
              </draw:text-box>
            </draw:frame>
            <draw:frame draw:style-name="gr4" draw:text-style-name="P3" draw:layer="layout" svg:width="0.714cm" svg:height="0.602cm" svg:x="21.223cm" svg:y="8.689cm">
              <draw:text-box>
                <text:p><text:span text:style-name="T2">1</text:span></text:p>
              </draw:text-box>
            </draw:frame>
            <draw:rect draw:style-name="gr2" draw:text-style-name="P2" xml:id="id9" draw:id="id9" draw:layer="layout" svg:width="4.43cm" svg:height="1.155cm" svg:x="15.648cm" svg:y="6.105cm">
              <text:p text:style-name="P1"><text:span text:style-name="T1">TracePrintStream</text:span></text:p>
            </draw:rect>
            <draw:custom-shape draw:style-name="gr7" draw:text-style-name="P1" draw:layer="layout" svg:width="0.595cm" svg:height="0.24cm" draw:transform="rotate (1.5707963267946) translate (17.733cm 8.69cm)">
              <text:p/>
    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5" draw:text-style-name="P1" draw:layer="layout" svg:x1="27.048cm" svg:y1="9.282cm" svg:x2="28.823cm" svg:y2="9.279cm" draw:end-shape="id7" draw:end-glue-point="3" svg:d="m27048 9282h637v-3h1138">
              <text:p/>
            </draw:connector>
            <draw:custom-shape draw:style-name="gr7" draw:text-style-name="P1" draw:layer="layout" svg:width="0.595cm" svg:height="0.24cm" svg:x="26.669cm" svg:y="9.15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5" draw:text-style-name="P1" draw:layer="layout" svg:x1="17.863cm" svg:y1="8.702cm" svg:x2="17.863cm" svg:y2="7.26cm" draw:start-shape="id2" draw:start-glue-point="0" draw:end-shape="id9" draw:end-glue-point="2" svg:d="m17863 8702v-1442">
              <text:p/>
            </draw:connector>
            <draw:connector draw:style-name="gr3" draw:text-style-name="P1" draw:layer="layout" svg:x1="20.078cm" svg:y1="6.682cm" svg:x2="24.243cm" svg:y2="8.702cm" draw:start-shape="id9" draw:start-glue-point="1" draw:end-shape="id6" draw:end-glue-point="0" svg:d="m20078 6682h4165v2020">
              <text:p/>
            </draw:connector>
            <draw:frame draw:style-name="gr4" draw:text-style-name="P3" draw:layer="layout" svg:width="1.349cm" svg:height="0.602cm" svg:x="21.069cm" svg:y="6.132cm">
              <draw:text-box>
                <text:p><text:span text:style-name="T2">uses</text:span></text:p>
              </draw:text-box>
            </draw:frame>
            <draw:rect draw:style-name="gr2" draw:text-style-name="P2" xml:id="id10" draw:id="id10" draw:layer="layout" svg:width="5.98cm" svg:height="1.155cm" svg:x="14.873cm" svg:y="3.604cm">
              <text:p text:style-name="P1"><text:span text:style-name="T1">IndentablePrintStream</text:span></text:p>
            </draw:rect>
            <draw:connector draw:style-name="gr8" draw:text-style-name="P1" draw:layer="layout" svg:x1="17.863cm" svg:y1="6.105cm" svg:x2="17.863cm" svg:y2="4.759cm" draw:start-shape="id9" draw:start-glue-point="0" draw:end-shape="id10" draw:end-glue-point="2" svg:d="m17863 6105v-1346">
              <text:p/>
            </draw:connector>
            <draw:rect draw:style-name="gr9" draw:text-style-name="P4" draw:layer="layout" svg:width="3.395cm" svg:height="0.66cm" svg:x="16.393cm" svg:y="11.404cm">
              <text:p text:style-name="P1"><text:span text:style-name="T3">T : AbstractTracer</text:span></text:p>
            </draw:rect>
            <draw:frame draw:style-name="gr10" draw:text-style-name="P3" draw:layer="layout" svg:width="5.235cm" svg:height="0.602cm" svg:x="15.753cm" svg:y="13.519cm">
              <draw:text-box>
                <text:p><text:span text:style-name="T2">&lt;&lt;bind&gt;&gt; T-&gt;FileTracer</text:span></text:p>
              </draw:text-box>
            </draw:frame>
            <draw:connector draw:style-name="gr11" draw:text-style-name="P1" xml:id="id17" draw:id="id17" draw:layer="layout" svg:x1="18.791cm" svg:y1="15.271cm" svg:x2="22.71cm" svg:y2="12.96cm" draw:start-shape="id4" draw:start-glue-point="1" draw:end-shape="id11" draw:end-glue-point="2" svg:d="m18791 15271h3919v-2311">
              <text:p/>
            </draw:connector>
            <draw:rect draw:style-name="gr2" draw:text-style-name="P2" xml:id="id14" draw:id="id14" draw:layer="layout" svg:width="4.43cm" svg:height="1.155cm" svg:x="26.086cm" svg:y="11.806cm">
              <text:p text:style-name="P1"><text:span text:style-name="T1">QueueTracer</text:span></text:p>
            </draw:rect>
            <draw:rect draw:style-name="gr12" draw:text-style-name="P4" draw:layer="layout" svg:width="3.395cm" svg:height="0.66cm" svg:x="28.693cm" svg:y="11.403cm">
              <text:p text:style-name="P1"><text:span text:style-name="T3">T : AbstractTracer</text:span></text:p>
            </draw:rect>
            <draw:rect draw:style-name="gr2" draw:text-style-name="P2" xml:id="id13" draw:id="id13" draw:layer="layout" svg:width="4.43cm" svg:height="1.155cm" svg:x="26.086cm" svg:y="14.694cm">
              <text:p text:style-name="P1"><text:span text:style-name="T1">QueueFileTracer</text:span></text:p>
            </draw:rect>
            <draw:frame draw:style-name="gr10" draw:text-style-name="P3" draw:layer="layout" svg:width="5.235cm" svg:height="0.602cm" svg:x="28.454cm" svg:y="13.519cm">
              <draw:text-box>
                <text:p><text:span text:style-name="T2">&lt;&lt;bind&gt;&gt; T-&gt;FileTracer</text:span></text:p>
              </draw:text-box>
            </draw:frame>
            <draw:connector draw:style-name="gr6" draw:text-style-name="P1" draw:layer="layout" svg:x1="7.403cm" svg:y1="11.807cm" svg:x2="17.863cm" svg:y2="9.857cm" draw:start-shape="id12" draw:start-glue-point="0" draw:end-shape="id2" draw:end-glue-point="2" svg:d="m7403 11807v-975h10460v-975">
              <text:p/>
            </draw:connector>
            <draw:connector draw:style-name="gr13" draw:text-style-name="P1" draw:layer="layout" svg:x1="28.301cm" svg:y1="14.694cm" svg:x2="28.301cm" svg:y2="12.961cm" draw:start-shape="id13" draw:start-glue-point="0" draw:end-shape="id14" draw:end-glue-point="2" svg:d="m28301 14694v-1733">
              <text:p/>
            </draw:connector>
            <draw:connector draw:style-name="gr5" draw:text-style-name="P1" draw:layer="layout" svg:x1="22.71cm" svg:y1="11.805cm" svg:x2="17.863cm" svg:y2="9.857cm" draw:start-shape="id11" draw:start-glue-point="0" draw:end-shape="id2" draw:end-glue-point="2" svg:d="m22710 11805v-974h-4847v-974">
              <text:p/>
            </draw:connector>
            <draw:connector draw:style-name="gr5" draw:text-style-name="P1" draw:layer="layout" svg:x1="28.301cm" svg:y1="11.806cm" svg:x2="17.863cm" svg:y2="9.857cm" draw:start-shape="id14" draw:start-glue-point="0" draw:end-shape="id2" draw:end-glue-point="2" svg:d="m28301 11806v-974h-10438v-975">
              <text:p/>
            </draw:connector>
            <draw:connector draw:style-name="gr5" draw:text-style-name="P1" draw:layer="layout" svg:x1="35.203cm" svg:y1="11.806cm" svg:x2="17.863cm" svg:y2="9.857cm" draw:start-shape="id15" draw:start-glue-point="0" draw:end-shape="id2" draw:end-glue-point="2" svg:d="m35203 11806v-974h-17340v-975">
              <text:p/>
            </draw:connector>
            <draw:rect draw:style-name="gr2" draw:text-style-name="P2" xml:id="id16" draw:id="id16" draw:layer="layout" svg:width="4.43cm" svg:height="1.155cm" svg:x="7.887cm" svg:y="14.694cm">
              <text:p text:style-name="P1"><text:span text:style-name="T1">JDKLoggingRouter</text:span></text:p>
            </draw:rect>
            <draw:connector draw:style-name="gr13" draw:text-style-name="P1" draw:layer="layout" svg:x1="10.102cm" svg:y1="14.694cm" svg:x2="7.403cm" svg:y2="12.962cm" draw:start-shape="id16" draw:start-glue-point="0" draw:end-shape="id12" draw:end-glue-point="2" svg:d="m10102 14694v-866h-2699v-866">
              <text:p/>
            </draw:connector>
            <draw:frame draw:style-name="gr10" draw:text-style-name="P5" draw:layer="layout" svg:width="8.565cm" svg:height="0.64cm" svg:x="28.698cm" svg:y="17.372cm">
              <draw:text-box>
                <text:p><text:span text:style-name="T4">Copyright </text:span><text:span text:style-name="T5">© Christof Reichardt. All rights reserved.</text:span></text:p>
              </draw:text-box>
            </draw:frame>
            <draw:connector draw:style-name="gr14" draw:text-style-name="P1" draw:layer="layout" svg:x1="26.086cm" svg:y1="15.271cm" svg:x2="22.71cm" svg:y2="15.271cm" draw:start-shape="id13" draw:start-glue-point="3" draw:end-shape="id17" draw:end-glue-point="0" svg:d="m26086 15271h-3376">
              <text:p/>
            </draw:connector>
            <draw:rect draw:style-name="gr2" draw:text-style-name="P2" xml:id="id18" draw:id="id18" draw:layer="layout" svg:width="4.43cm" svg:height="1.155cm" svg:x="2.586cm" svg:y="14.694cm">
              <text:p text:style-name="P1"><text:span text:style-name="T1">LogbackRouter</text:span></text:p>
            </draw:rect>
            <draw:connector draw:style-name="gr13" draw:text-style-name="P1" draw:layer="layout" svg:x1="4.801cm" svg:y1="14.694cm" svg:x2="7.403cm" svg:y2="12.962cm" draw:start-shape="id18" draw:start-glue-point="0" draw:end-shape="id12" draw:end-glue-point="2" svg:d="m4801 14694v-866h2602v-86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f Reichardt</meta:initial-creator>
    <meta:creation-date>2011-10-22T14:19:55.36</meta:creation-date>
    <dc:date>2014-12-10T15:03:13.98</dc:date>
    <dc:creator>Christof Reichardt</dc:creator>
    <meta:editing-duration>PT2H34M31S</meta:editing-duration>
    <meta:editing-cycles>11</meta:editing-cycles>
    <meta:generator>OpenOffice.org/3.4.1$Win32 OpenOffice.org_project/341m1$Build-9593</meta:generator>
    <meta:document-statistic meta:object-count="54"/>
  </office:meta>
</office:document-meta>
</file>